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aa4aef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5bbe35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f1c472f"/>
    </style:style>
    <style:style style:name="P64" style:family="paragraph" style:parent-style-name="Standard">
      <style:text-properties officeooo:paragraph-rsid="0f3ae219"/>
    </style:style>
    <style:style style:name="P65" style:family="paragraph" style:parent-style-name="Standard">
      <style:text-properties officeooo:paragraph-rsid="0f3d081d"/>
    </style:style>
    <style:style style:name="P66" style:family="paragraph" style:parent-style-name="Footnote">
      <style:text-properties officeooo:rsid="043ccc66" officeooo:paragraph-rsid="0f40045a"/>
    </style:style>
    <style:style style:name="P67" style:family="paragraph" style:parent-style-name="Footnote">
      <style:text-properties officeooo:rsid="043ccc66" officeooo:paragraph-rsid="0f4dc0dc"/>
    </style:style>
    <style:style style:name="P68" style:family="paragraph" style:parent-style-name="Footnote">
      <style:text-properties officeooo:paragraph-rsid="0f40045a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ba051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fo:font-size="10pt" fo:language="en" fo:country="GB" officeooo:rsid="04473353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d89c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fa20cbb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en" fo:country="GB"/>
    </style:style>
    <style:style style:name="T19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officeooo:rsid="0f429118"/>
    </style:style>
    <style:style style:name="T203" style:family="text">
      <style:text-properties fo:color="#000000" loext:opacity="100%" fo:language="en" fo:country="GB" officeooo:rsid="0f41de32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font-size="8pt" style:font-size-asian="8pt" style:font-size-complex="8pt" loext:padding="0.049cm" loext:border="0.31pt solid #000000"/>
    </style:style>
    <style:style style:name="T26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e83c34e"/>
    </style:style>
    <style:style style:name="T26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2.04</text:user-field-get></text:span></text:span><text:span text:style-name="Strong_20_Emphasis"><text:span text:style-name="T141"><text:s/></text:span></text:span><text:span text:style-name="Strong_20_Emphasis"><text:span text:style-name="T142">LTS</text:span></text:span><text:span text:style-name="Strong_20_Emphasis"><text:span text:style-name="T142"><text:note text:id="ftn1" text:note-class="footnote"><text:note-citation>1</text:note-citation><text:note-body><text:p text:style-name="P88"><text:span text:style-name="T183">LTS stands for Long-Term Support, and this April </text:span><text:span text:style-name="Strong_20_Emphasis"><text:span text:style-name="T103"><text:user-field-get style:data-style-name="N0" text:name="Releaseyear">2022</text:user-field-get></text:span></text:span><text:span text:style-name="T185"><text:s/></text:span><text:span text:style-name="Strong_20_Emphasis"><text:span text:style-name="T188"><text:user-field-get text:name="Distro">Ubuntu</text:user-field-get></text:span></text:span><text:span text:style-name="T184"><text:s/></text:span><text:span text:style-name="T189"><text:user-field-get text:name="Version">22.04</text:user-field-get></text:span><text:span text:style-name="T189"><text:s/></text:span><text:span text:style-name="T184">LTS </text:span><text:span text:style-name="Strong_20_Emphasis"><text:span text:style-name="T117"><text:user-field-get text:name="Edition">Desktop</text:user-field-get></text:span></text:span><text:span text:style-name="T183"><text:s/>(codenamed </text:span><text:span text:style-name="T187">j</text:span><text:span text:style-name="T183">ammy) will be </text:span><text:span text:style-name="T186">supported</text:span><text:span text:style-name="T183"> for five years until April 2027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5">.</text:span></text:span></text:p>
      <text:p text:style-name="P21"/>
      <text:p text:style-name="P12"><text:span text:style-name="T162">Fill in the </text:span><text:span text:style-name="Strong_20_Emphasis"><text:span text:style-name="T102"><text:s/></text:span></text:span><text:span text:style-name="Strong_20_Emphasis"><text:span text:style-name="T62">text box</text:span></text:span><text:span text:style-name="T162"> behind the </text:span><text:span text:style-name="T171">underlined</text:span><text:span text:style-name="T163"> </text:span><text:span text:style-name="T162">words, see [explanation]:</text:span></text:p>
      <text:p text:style-name="P10"><text:span text:style-name="Definition"><text:span text:style-name="T268">user</text:span></text:span><text:span text:style-name="T222"><text:tab/><text:tab/></text:span><text:span text:style-name="T226"> <text:tab/><text:tab/><text:tab/></text:span><text:span text:style-name="T223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223"><text:tab/></text:span><text:span text:style-name="T224">[</text:span><text:span text:style-name="T225">full </text:span><text:span text:style-name="T227">na</text:span><text:span text:style-name="T229">me,</text:span><text:span text:style-name="T227"> </text:span><text:span text:style-name="T229">e.g.</text:span><text:span text:style-name="T227"> </text:span><text:span text:style-name="T228">J</text:span><text:span text:style-name="T235">a</text:span><text:span text:style-name="T228">n </text:span><text:span text:style-name="T235">Jansen</text:span><text:span text:style-name="T236">]</text:span></text:p>
      <text:p text:style-name="P63"><text:span text:style-name="Definition"><text:span text:style-name="T234">USER</text:span></text:span><text:span text:style-name="Definition"><text:span text:style-name="T266">na</text:span></text:span><text:span text:style-name="Definition"><text:span text:style-name="T269">me</text:span></text:span><text:span text:style-name="T233"><text:tab/><text:tab/><text:tab/></text:span><text:span text:style-name="T233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3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9"><text:span text:style-name="Definition"><text:span text:style-name="T266">COMPUTERNA</text:span></text:span><text:span text:style-name="Definition"><text:span text:style-name="T269">me</text:span></text:span><text:span text:style-name="T237"><text:tab/></text:span><text:span text:style-name="T266"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/text:span><text:span text:style-name="T266"><text:tab/></text:span><text:span text:style-name="T238">[</text:span><text:span text:style-name="T239">na</text:span><text:span text:style-name="T244">me of the</text:span><text:span text:style-name="T239"> compute</text:span><text:span text:style-name="T240">r, </text:span><text:span text:style-name="T244">e.g.</text:span><text:span text:style-name="T241"> </text:span><text:span text:style-name="T242">pc02</text:span><text:span text:style-name="T238">]</text:span></text:p>
      <text:p text:style-name="P5"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223"><text:tab/><text:tab/></text:span><text:span text:style-name="T223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223"><text:tab/></text:span><text:span text:style-name="T238">[</text:span><text:span text:style-name="T239">key for the bootable medium</text:span><text:span text:style-name="T245">]</text:span></text:p>
      <text:p text:style-name="P8"><text:span text:style-name="Definition"><text:span text:style-name="T243">SETTINGS</text:span></text:span><text:span text:style-name="T243"> <text:tab/><text:tab/><text:tab/></text:span><text:span text:style-name="T243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243"><text:tab/></text:span><text:span text:style-name="T238">[</text:span><text:span text:style-name="T239">key for the UEFI BIOS screen</text:span><text:span text:style-name="T238">]</text:span></text:p>
      <text:p text:style-name="P6"><text:span text:style-name="Definition"><text:span text:style-name="T247">USER2</text:span></text:span><text:span text:style-name="T246"><text:tab/></text:span><text:span text:style-name="T226"> <text:tab/><text:tab/><text:tab/></text:span><text:span text:style-name="T223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223"><text:tab/></text:span><text:span text:style-name="T224">[</text:span><text:span text:style-name="T227">na</text:span><text:span text:style-name="T230">me</text:span><text:span text:style-name="T227"> possibly</text:span><text:span text:style-name="T231"> 2</text:span><text:span text:style-name="T258">nd</text:span><text:span text:style-name="T231"> USER</text:span><text:span text:style-name="T232">]</text:span></text:p>
      <text:p text:style-name="P62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47">2</text:span></text:span><text:span text:style-name="Definition"><text:span text:style-name="T254"><text:tab/><text:tab/></text:span></text:span><text:span text:style-name="T233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33"><text:tab/></text:span><text:span text:style-name="T251">[</text:span><text:span text:style-name="T252">user</text:span><text:span text:style-name="T250"> na</text:span><text:span text:style-name="T253">me</text:span><text:span text:style-name="T255"> possibly</text:span><text:span text:style-name="T256"> 2</text:span><text:span text:style-name="T259">nd</text:span><text:span text:style-name="T256"> USER</text:span><text:span text:style-name="T257">]</text:span></text:p>
      <text:p text:style-name="P11"><text:span text:style-name="T156">Replace the </text:span><text:span text:style-name="T170">underlined</text:span><text:span text:style-name="T156"> words in this checklist with those in the </text:span><text:span text:style-name="Strong_20_Emphasis"><text:span text:style-name="T30">te</text:span></text:span><text:span text:style-name="Strong_20_Emphasis"><text:span text:style-name="T49">x</text:span></text:span><text:span text:style-name="Strong_20_Emphasis"><text:span text:style-name="T30">t </text:span></text:span><text:span text:style-name="Strong_20_Emphasis"><text:span text:style-name="T49">box</text:span></text:span><text:span text:style-name="T156">.</text:span></text:p>
      <text:p text:style-name="P48"/>
      <text:p text:style-name="P48"/>
      <text:p text:style-name="P7"><text:span text:style-name="T166">Not yet on Linux?</text:span><text:span text:style-name="T157"><text:tab/></text:span><text:span text:style-name="T164"><text:tab/></text:span><text:span text:style-name="T165">Use</text:span><text:span text:style-name="T158"> </text:span><text:span text:style-name="Strong_20_Emphasis"><text:span text:style-name="T168">Checklist m</text:span></text:span><text:span text:style-name="Strong_20_Emphasis"><text:span text:style-name="T169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7">Linux</text:span><text:span text:style-name="T160">.</text:span></text:p>
      <text:p text:style-name="P45"><text:span text:style-name="T191">New installation?</text:span><text:span text:style-name="T193"><text:tab/></text:span><text:span text:style-name="T195"></text:span><text:span text:style-name="T196"><text:tab/>Start at chapter</text:span><text:span text:style-name="T193"> </text:span><text:span text:style-name="T191"><text:bookmark-ref text:reference-format="page" text:ref-name="__RefNumPara__4009_1271708128">2</text:bookmark-ref></text:span><text:span text:style-name="T193"><text:s text:c="2"/></text:span><text:span text:style-name="T192"><text:bookmark-ref text:reference-format="text" text:ref-name="__RefNumPara__4009_1271708128">Perform installation</text:bookmark-ref></text:span><text:span text:style-name="T194">.</text:span></text:p>
      <text:p text:style-name="P28"/>
      <text:p text:style-name="P28"/>
      <text:list xml:id="list4229344205" text:style-name="L1">
        <text:list-item>
          <text:p text:style-name="P94"><text:bookmark-start text:name="__RefNumPara__4083_1271708128"/>Prepar<text:span text:style-name="T270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3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3"><draw:control text:anchor-type="as-char" draw:z-index="20" draw:name="Vorm3_ 1" draw:style-name="gr1" draw:text-style-name="P97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6"><text:span text:style-name="User_20_Entry"><text:span text:style-name="T104">Login any additional </text:span></text:span><text:span text:style-name="Definition"><text:span text:style-name="T265">USER</text:span></text:span><text:span text:style-name="User_20_Entry"><text:span text:style-name="T110">s</text:span></text:span><text:span text:style-name="User_20_Entry"><text:span text:style-name="T116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1" draw:name="Vorm 2" draw:style-name="gr1" draw:text-style-name="P97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31">Install </text:span></text:span><text:span text:style-name="Strong_20_Emphasis"><text:span text:style-name="T32">pa</text:span></text:span><text:span text:style-name="Strong_20_Emphasis"><text:span text:style-name="T50">ckage</text:span></text:span><text:span text:style-name="Strong_20_Emphasis"><text:span text:style-name="T32"> kz</text:span></text:span><text:span text:style-name="Strong_20_Emphasis"><text:span text:style-name="T32"><text:note text:id="ftn3" text:note-class="footnote"><text:note-citation>3</text:note-citation><text:note-body><text:p text:style-name="P68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32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7">P</text:span></text:span><text:span text:style-name="Strong_20_Emphasis"><text:span text:style-name="T32">ress the </text:span></text:span><text:span text:style-name="Strong_20_Emphasis"><text:span text:style-name="T36">Super</text:span></text:span><text:span text:style-name="Strong_20_Emphasis"><text:span text:style-name="T29"> </text:span></text:span><text:span text:style-name="Strong_20_Emphasis"><text:span text:style-name="T51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3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9"> </text:span></text:span><text:span text:style-name="Strong_20_Emphasis"><text:span text:style-name="T52">and click the </text:span></text:span><text:span text:style-name="Strong_20_Emphasis"><text:span text:style-name="T75">Terminal</text:span></text:span><text:span text:style-name="Strong_20_Emphasis"><text:span text:style-name="T52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1"/></text:span></text:p>
          </table:table-cell>
          <table:table-cell table:style-name="_31_._5f_Installatie_5f_voorbereiden.D5" office:value-type="string">
            <text:p text:style-name="P64"><text:span text:style-name="T12">Type, or copy and paste, these two commands, each followed by the</text:span><text:span text:style-name="Strong_20_Emphasis"><text:span text:style-name="T39"> </text:span></text:span><text:span text:style-name="Strong_20_Emphasis"><text:span text:style-name="T33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2" draw:name="Vorm 3" draw:style-name="gr1" draw:text-style-name="P97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3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7">P</text:span></text:span><text:span text:style-name="Strong_20_Emphasis"><text:span text:style-name="T34">ress the</text:span></text:span><text:span text:style-name="Strong_20_Emphasis"><text:span text:style-name="T35"> </text:span></text:span><text:span text:style-name="Strong_20_Emphasis"><text:span text:style-name="T36">Super</text:span></text:span><text:span text:style-name="Strong_20_Emphasis"><text:span text:style-name="T34"> key, type </text:span></text:span><text:span text:style-name="Strong_20_Emphasis"><text:span text:style-name="T77">menu</text:span></text:span><text:span text:style-name="Strong_20_Emphasis"><text:span text:style-name="T34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34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6"><text:span text:style-name="Strong_20_Emphasis"><text:span text:style-name="T41">Select </text:span></text:span><text:span text:style-name="Strong_20_Emphasis"><text:span text:style-name="T78">1 -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1"> </text:span></text:span><text:span text:style-name="Strong_20_Emphasis"><text:span text:style-name="T55">and</text:span></text:span><text:span text:style-name="Strong_20_Emphasis"><text:span text:style-name="T41"> </text:span></text:span><text:span text:style-name="Strong_20_Emphasis"><text:span text:style-name="T55">click </text:span></text:span><text:span text:style-name="Strong_20_Emphasis"><text:span text:style-name="T81">Continue</text:span></text:span><text:span text:style-name="Strong_20_Emphasis"><text:span text:style-name="T55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</table:table>
      <text:p text:style-name="P17"/>
      <text:list xml:id="list101407659526327"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72">Boot the computer from an</text:span><text:span text:style-name="T176"> </text:span><text:span text:style-name="Strong_20_Emphasis"><text:span text:style-name="T148"><text:user-field-get text:name="Distro">Ubuntu</text:user-field-get></text:span></text:span><text:span text:style-name="T180"><text:s/></text:span><text:span text:style-name="T149"><text:user-field-get text:name="Version">22.04</text:user-field-get></text:span><text:span text:style-name="T92"><text:s/></text:span><text:span text:style-name="T94">L</text:span><text:span text:style-name="T95">T</text:span><text:span text:style-name="T94">S </text:span><text:span text:style-name="Strong_20_Emphasis"><text:span text:style-name="T97"><text:user-field-get text:name="Edition">Desktop</text:user-field-get></text:span></text:span><text:span text:style-name="Strong_20_Emphasis"><text:span text:style-name="T97"><text:s/></text:span></text:span><text:span text:style-name="Strong_20_Emphasis"><text:span text:style-name="T99">L</text:span></text:span><text:span text:style-name="T92">ive</text:span><text:span text:style-name="T92"><text:note text:id="ftn5" text:note-class="footnote"><text:note-citation>1</text:note-citation><text:note-body><text:p text:style-name="P91"><text:span text:style-name="T18">From a Live USB stick (or DVD) you can boot and work with </text:span><text:span text:style-name="Strong_20_Emphasis"><text:span text:style-name="T188"><text:user-field-get text:name="Distro">Ubuntu</text:user-field-get></text:span></text:span><text:span text:style-name="Strong_20_Emphasis"><text:span text:style-name="T188"><text:s/></text:span></text:span><text:span text:style-name="T18">without modifying any files on the hard drive and also allows installation of </text:span><text:span text:style-name="Strong_20_Emphasis"><text:span text:style-name="T188"><text:user-field-get text:name="Distro">Ubuntu</text:user-field-get></text:span></text:span><text:span text:style-name="Strong_20_Emphasis"><text:span text:style-name="T188">.</text:span></text:span></text:p></text:note-body></text:note></text:span><text:span text:style-name="T172"> </text:span><text:span text:style-name="T172">USB stick</text:span><text:span text:style-name="T93"><text:note text:id="ftn6" text:note-class="footnote"><text:note-citation>2</text:note-citation><text:note-body><text:p text:style-name="P90"><text:span text:style-name="Strong_20_Emphasis"><text:span text:style-name="T105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61">releases.ubuntu.com</text:span></text:span></text:a><text:span text:style-name="Strong_20_Emphasis"><text:span text:style-name="T106">,</text:span></text:span><text:span text:style-name="Strong_20_Emphasis"><text:span text:style-name="T105"> click </text:span></text:span><text:span text:style-name="Strong_20_Emphasis"><text:span text:style-name="T111">Ubuntu 22.04... LTS (Jammy Jellyfish)</text:span></text:span><text:span text:style-name="Strong_20_Emphasis"><text:span text:style-name="T105">, and then click </text:span></text:span><text:span text:style-name="Strong_20_Emphasis"><text:span text:style-name="T109">behind </text:span></text:span><text:span text:style-name="Strong_20_Emphasis"><text:span text:style-name="T115">Desktop</text:span></text:span><text:span text:style-name="Strong_20_Emphasis"><text:span text:style-name="T114"> image</text:span></text:span><text:span text:style-name="Strong_20_Emphasis"><text:span text:style-name="T109"> on</text:span></text:span><text:span text:style-name="Strong_20_Emphasis"><text:span text:style-name="T105"> </text:span></text:span><text:span text:style-name="Strong_20_Emphasis"><text:span text:style-name="T111">64-bit PC (AMD64) desktop image</text:span></text:span><text:span text:style-name="Strong_20_Emphasis"><text:span text:style-name="T105">.</text:span></text:span></text:p><text:p text:style-name="P69"><text:span text:style-name="Strong_20_Emphasis"><text:span text:style-name="T105"><text:tab/>Insert a USB stick of at least 4 GB.<text:line-break/>Locate </text:span></text:span><text:span text:style-name="Strong_20_Emphasis"><text:span text:style-name="T112">disk</text:span></text:span><text:span text:style-name="Strong_20_Emphasis"><text:span text:style-name="T105"> and click the </text:span></text:span><text:span text:style-name="Strong_20_Emphasis"><text:span text:style-name="T111">Disks</text:span></text:span><text:span text:style-name="Strong_20_Emphasis"><text:span text:style-name="T105"> icon. Select the USB stick in the list of disks on the left and click </text:span></text:span><text:span text:style-name="Strong_20_Emphasis"><text:span text:style-name="T111">Disk </text:span></text:span><text:span text:style-name="Strong_20_Emphasis"><text:span text:style-name="T112">settings</text:span></text:span><text:span text:style-name="Strong_20_Emphasis"><text:span text:style-name="T105"> ⋮ (icon with the three dots) in the top right corner.</text:span></text:span></text:p><text:p text:style-name="P69"><text:span text:style-name="Strong_20_Emphasis"><text:span text:style-name="T105"><text:tab/>Choose </text:span></text:span><text:span text:style-name="Strong_20_Emphasis"><text:span text:style-name="T111">Restore Disk Image</text:span></text:span><text:span text:style-name="Strong_20_Emphasis"><text:span text:style-name="T105"> and select the CD image file (.iso) you just downloaded.</text:span></text:span></text:p><text:p text:style-name="P69"><text:span text:style-name="Strong_20_Emphasis"><text:span text:style-name="T107"><text:tab/>Click </text:span></text:span><text:span text:style-name="Strong_20_Emphasis"><text:span text:style-name="T113">Start Restore</text:span></text:span><text:span text:style-name="Strong_20_Emphasis"><text:span text:style-name="T107">, and then click </text:span></text:span><text:span text:style-name="Strong_20_Emphasis"><text:span text:style-name="T113">Restore</text:span></text:span><text:span text:style-name="Strong_20_Emphasis"><text:span text:style-name="T107">.</text:span></text:span></text:p><text:p text:style-name="P69"><text:span text:style-name="Strong_20_Emphasis"><text:span text:style-name="T107"><text:tab/>Or use the </text:span></text:span><text:span text:style-name="Strong_20_Emphasis"><text:span text:style-name="T113">Etcher</text:span></text:span><text:span text:style-name="Strong_20_Emphasis"><text:span text:style-name="T107"> program </text:span></text:span><text:span text:style-name="Strong_20_Emphasis"><text:span text:style-name="T108">(</text:span></text:span><text:a xlink:type="simple" xlink:href="https://www.balena.io/etcher/" text:style-name="Internet_20_link" text:visited-style-name="Visited_20_Internet_20_Link"><text:span text:style-name="Strong_20_Emphasis"><text:span text:style-name="T262">etcher.io</text:span></text:span></text:a><text:span text:style-name="Strong_20_Emphasis"><text:span text:style-name="T108">) </text:span></text:span><text:span text:style-name="Strong_20_Emphasis"><text:span text:style-name="T107">available for Windows, macOS, and Linux.</text:span></text:span></text:p></text:note-body></text:note></text:span><text:span text:style-name="T172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7"><text:span text:style-name="T202">S</text:span><text:span text:style-name="T203">tart up</text:span><text:span text:style-name="T197">/boot menu </text:span><text:span text:style-name="T120">via </text:span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120"> </text:span><text:span text:style-name="T122">and </text:span><text:span text:style-name="T123">settings/</text:span><text:span text:style-name="T124">setup</text:span><text:span text:style-name="T120"> via </text:span><text:span text:style-name="Definition"><text:span text:style-name="T16">SETTINGS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52">P</text:span><text:span text:style-name="T151">ress the </text:span><text:span text:style-name="Strong_20_Emphasis"><text:span text:style-name="T66">Enter</text:span></text:span><text:span text:style-name="Strong_20_Emphasis"><text:span text:style-name="T65"> </text:span></text:span><text:span text:style-name="Strong_20_Emphasis"><text:span text:style-name="T67">key </text:span></text:span><text:span text:style-name="Strong_20_Emphasis"><text:span text:style-name="T68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9"> is already selected</text:span></text:span><text:span text:style-name="Strong_20_Emphasis"><text:span text:style-name="T70">)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4"><draw:control text:anchor-type="as-char" draw:z-index="17" draw:name="Vorm 5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74">C</text:span><text:span text:style-name="T175">lick</text:span><text:span text:style-name="T174"> </text:span><text:span text:style-name="T179">In</text:span><text:span text:style-name="T178">stall Ubuntu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100"/></text:span></text:p>
          </table:table-cell>
          <table:table-cell table:style-name="_32_._5f_Installatie_5f_uitvoeren.C7" office:value-type="string">
            <text:p text:style-name="P57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1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9">On the </text:span><text:span text:style-name="T214">Who are you?</text:span><text:span text:style-name="T209"> </text:span><text:span text:style-name="Strong_20_Emphasis"><text:span text:style-name="T207">screen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8">E</text:span></text:span><text:span text:style-name="T209">nter your </text:span><text:span text:style-name="T215">Your n</text:span><text:span text:style-name="T214">ame </text:span><text:span text:style-name="Definition"><text:span text:style-name="T13">USER</text:span></text:span><text:span text:style-name="Strong_20_Emphasis"><text:span text:style-name="T206">, <text:line-break/></text:span></text:span><text:span text:style-name="Strong_20_Emphasis"><text:span text:style-name="T211">Y</text:span></text:span><text:span text:style-name="Strong_20_Emphasis"><text:span text:style-name="T210">our computer</text:span></text:span><text:span text:style-name="Strong_20_Emphasis"><text:span text:style-name="T21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5">,<text:line-break/></text:span></text:span><text:span text:style-name="Strong_20_Emphasis"><text:span text:style-name="T212">Pick</text:span></text:span><text:span text:style-name="Strong_20_Emphasis"><text:span text:style-name="T210"> a username</text:span></text:span><text:span text:style-name="Strong_20_Emphasis"><text:span text:style-name="T205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5">,<text:line-break/></text:span></text:span><text:span text:style-name="Strong_20_Emphasis"><text:span text:style-name="T204">enter a password twice, and click </text:span></text:span><text:span text:style-name="Strong_20_Emphasis"><text:span text:style-name="T213">Continue</text:span></text:span><text:span text:style-name="Strong_20_Emphasis"><text:span text:style-name="T204">.</text:span></text:span></text:p>
          </table:table-cell>
        </table:table-row>
      </table:table>
      <text:p text:style-name="P49"><text:span text:style-name="Strong_20_Emphasis"><text:span text:style-name="T71"/></text:span></text:p>
      <text:list xml:id="list101405827265833" text:continue-numbering="true" text:style-name="L1">
        <text:list-item>
          <text:p text:style-name="P93"><text:span text:style-name="Strong_20_Emphasis"><text:span text:style-name="T91">Finish installation</text:span></text:span></text:p>
        </text:list-item>
      </text:list>
      <text:p text:style-name="P50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4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5">Log in as </text:span></text:span><text:span text:style-name="Definition"><text:span text:style-name="T10">USER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3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101"><draw:control text:anchor-type="as-char" draw:z-index="23" draw:name="Vorm4_ 1" draw:style-name="gr1" draw:text-style-name="P97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4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1">Install </text:span></text:span><text:span text:style-name="Strong_20_Emphasis"><text:span text:style-name="T32">pa</text:span></text:span><text:span text:style-name="Strong_20_Emphasis"><text:span text:style-name="T50">ckage</text:span></text:span><text:span text:style-name="Strong_20_Emphasis"><text:span text:style-name="T32"> kz</text:span></text:span><text:span text:style-name="Strong_20_Emphasis"><text:span text:style-name="T32"><text:note text:id="ftn7" text:note-class="footnote"><text:note-citation>1</text:note-citation><text:note-body><text:p text:style-name="P68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8">P</text:span></text:span><text:span text:style-name="Strong_20_Emphasis"><text:span text:style-name="T32">ress the </text:span></text:span><text:span text:style-name="Strong_20_Emphasis"><text:span text:style-name="T36">Super</text:span></text:span><text:span text:style-name="Strong_20_Emphasis"><text:span text:style-name="T29"> </text:span></text:span><text:span text:style-name="Strong_20_Emphasis"><text:span text:style-name="T51">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3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9"> </text:span></text:span><text:span text:style-name="Strong_20_Emphasis"><text:span text:style-name="T52">and click the </text:span></text:span><text:span text:style-name="Strong_20_Emphasis"><text:span text:style-name="T75">Terminal</text:span></text:span><text:span text:style-name="Strong_20_Emphasis"><text:span text:style-name="T52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9"> </text:span></text:span><text:span text:style-name="Strong_20_Emphasis"><text:span text:style-name="T33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4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9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36">Super</text:span></text:span><text:span text:style-name="Strong_20_Emphasis"><text:span text:style-name="T45"> key, type </text:span></text:span><text:span text:style-name="Strong_20_Emphasis"><text:span text:style-name="T79">menu</text:span></text:span><text:span text:style-name="Strong_20_Emphasis"><text:span text:style-name="T45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1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2">Se</text:span></text:span><text:span text:style-name="Strong_20_Emphasis"><text:span text:style-name="T53">lect</text:span></text:span><text:span text:style-name="Strong_20_Emphasis"><text:span text:style-name="T42"> </text:span></text:span><text:span text:style-name="Strong_20_Emphasis"><text:span text:style-name="T88">3</text:span></text:span><text:span text:style-name="Strong_20_Emphasis"><text:span text:style-name="T87"> - 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6"> </text:span></text:span><text:span text:style-name="Strong_20_Emphasis"><text:span text:style-name="T41">and </text:span></text:span><text:span text:style-name="Strong_20_Emphasis"><text:span text:style-name="T56">click </text:span></text:span><text:span text:style-name="Strong_20_Emphasis"><text:span text:style-name="T82">Continue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50"><text:span text:style-name="Strong_20_Emphasis"><text:span text:style-name="T25"><text:tab/></text:span></text:span></text:p>
      <text:p text:style-name="P51"><text:span text:style-name="Strong_20_Emphasis"><text:span text:style-name="T43"/></text:span></text:p>
      <text:p text:style-name="P52"><text:span text:style-name="Strong_20_Emphasis"><text:span text:style-name="T40"/></text:span></text:p>
      <text:list xml:id="list101407677708825" text:continue-numbering="true" text:style-name="L1">
        <text:list-item>
          <text:p text:style-name="P96"><text:span text:style-name="Strong_20_Emphasis"><text:span text:style-name="T17">P</text:span></text:span><text:span text:style-name="Strong_20_Emphasis"><text:span text:style-name="T216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4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4"><draw:control text:anchor-type="as-char" draw:z-index="18" draw:name="Vorm40_ 1" draw:style-name="gr1" draw:text-style-name="P97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6">Log in as</text:span></text:span><text:span text:style-name="Strong_20_Emphasis"><text:span text:style-name="T25"> </text:span></text:span><text:span text:style-name="Definition"><text:span text:style-name="T10">USER</text:span></text:span><text:span text:style-name="Strong_20_Emphasis"><text:span text:style-name="T47"><text:note text:id="ftn9" text:note-class="footnote"><text:note-citation>1</text:note-citation><text:note-body><text:p text:style-name="P67"><text:span text:style-name="User_20_Entry"><text:span text:style-name="T119">Login any additional </text:span></text:span><text:span text:style-name="Definition"><text:span text:style-name="T264">USER</text:span></text:span><text:span text:style-name="User_20_Entry"><text:span text:style-name="T118">s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101"><draw:control text:anchor-type="as-char" draw:z-index="24" draw:name="Vorm4_ 2" draw:style-name="gr1" draw:text-style-name="P97" svg:width="0.35cm" svg:height="0.35cm" draw:control="control25"/></text:span></text:span></text:p>
          </table:table-cell>
          <table:table-cell table:style-name="Tabel2.D2" office:value-type="string">
            <text:p text:style-name="P32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4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4"><draw:control text:anchor-type="as-char" draw:z-index="19" draw:name="Vorm40_ 2" draw:style-name="gr1" draw:text-style-name="P97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8">Set up the </text:span></text:span><text:span text:style-name="Strong_20_Emphasis"><text:span text:style-name="T61">user</text:span></text:span><text:span text:style-name="Strong_20_Emphasis"><text:span text:style-name="T48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60">P</text:span></text:span><text:span text:style-name="Strong_20_Emphasis"><text:span text:style-name="T48">ress the </text:span></text:span><text:span text:style-name="Strong_20_Emphasis"><text:span text:style-name="T36">Super</text:span></text:span><text:span text:style-name="Strong_20_Emphasis"><text:span text:style-name="T48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3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48">, type </text:span></text:span><text:span text:style-name="Strong_20_Emphasis"><text:span text:style-name="T80">menu</text:span></text:span><text:span text:style-name="Strong_20_Emphasis"><text:span text:style-name="T48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4">Select</text:span></text:span><text:span text:style-name="Strong_20_Emphasis"><text:span text:style-name="T42"> </text:span></text:span><text:span text:style-name="Strong_20_Emphasis"><text:span text:style-name="T88">4 - </text:span></text:span><text:span text:style-name="Strong_20_Emphasis"><text:span text:style-name="T76">Provision user</text:span></text:span><text:span text:style-name="Strong_20_Emphasis"><text:span text:style-name="T46"> </text:span></text:span><text:span text:style-name="Strong_20_Emphasis"><text:span text:style-name="T41">and </text:span></text:span><text:span text:style-name="Strong_20_Emphasis"><text:span text:style-name="T56">click </text:span></text:span><text:span text:style-name="Strong_20_Emphasis"><text:span text:style-name="T82">Continue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4"/>
      <text:p text:style-name="P35"/>
      <text:p text:style-name="P46"><text:span text:style-name="T200">End of checklist,</text:span><text:span text:style-name="T201"> </text:span><text:span text:style-name="Strong_20_Emphasis"><text:span text:style-name="T146"><text:user-field-get text:name="Distro">Ubuntu</text:user-field-get></text:span></text:span><text:span text:style-name="T199"><text:s/></text:span><text:span text:style-name="T198"><text:user-field-get text:name="Version">22.04</text:user-field-get></text:span><text:span text:style-name="Strong_20_Emphasis"><text:span text:style-name="T147"><text:s/></text:span></text:span><text:span text:style-name="Strong_20_Emphasis"><text:span text:style-name="T150">LTS</text:span></text:span><text:span text:style-name="T121">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200">installation is complete.</text:span></text:p>
      <text:p text:style-name="P20"/>
      <text:p text:style-name="P13"><text:span text:style-name="Emphasis"><text:span text:style-name="T219">Written</text:span></text:span><text:span text:style-name="Emphasis"><text:span text:style-name="T217"> </text:span></text:span><text:span text:style-name="Emphasis"><text:span text:style-name="T219">by</text:span></text:span><text:span text:style-name="Emphasis"><text:span text:style-name="T21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7">, </text:span></text:span><text:a xlink:type="simple" xlink:href="https://creativecommons.org/publicdomain/zero/1.0" text:style-name="Internet_20_link" text:visited-style-name="Visited_20_Internet_20_Link"><text:span text:style-name="Emphasis"><text:span text:style-name="T220">CC0 1.0 Universal</text:span></text:span></text:a><text:span text:style-name="Emphasis"><text:span text:style-name="T217">, </text:span></text:span><text:span text:style-name="Strong_20_Emphasis"><text:span text:style-name="T40"><text:user-field-get style:data-style-name="N0" text:name="Releaseyear">2022</text:user-field-get></text:span></text:span><text:span text:style-name="Strong_20_Emphasis"><text:span text:style-name="T40">-</text:span></text:span><text:span text:style-name="Strong_20_Emphasis"><text:span text:style-name="T40"><text:date style:data-style-name="N10111" text:date-value="2023-05-13T10:11:41.587769854" text:fixed="true">2023</text:date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0T10:14:05.407975232">10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10:14:05.199521872</dc:date>
    <meta:keyword>Installatie</meta:keyword>
    <meta:keyword>Checklist</meta:keyword>
    <meta:keyword>Linux</meta:keyword>
    <meta:editing-cycles>6753</meta:editing-cycles>
    <meta:editing-duration>P11DT20H56M4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9" meta:word-count="658" meta:character-count="4042" meta:non-whitespace-character-count="3424"/>
    <meta:user-defined meta:name="Info 1"/>
    <meta:user-defined meta:name="Info 2"/>
    <meta:user-defined meta:name="Info 3"/>
    <meta:user-defined meta:name="Info 4"/>
  </office:meta>
</office:document-meta>
</file>